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p text:style-name="Standard">Difficulté- temps passé 5/5</text:p>
      <text:p text:style-name="Standard">But : créer un système de variables avec des raccourcis clavier et des completer pour accélérer la saisie de ordonnances </text:p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Heading_20_1" text:outline-level="1">Créer un connecteur SQL unique</text:h>
      <text:p text:style-name="Standard">Difficulté- temps passé 3/5</text:p>
      <text:p text:style-name="Standard">But : créer un connecteur SQL unique intégré à Rufus et RufusAdmin, la gestion des utilisateurs ne se faisant que dans Rufus et RufusAdmin, pas dans MySQL</text:p>
      <text:h text:style-name="Heading_20_1" text:outline-level="1">Crypter les mots de passe</text:h>
      <text:p text:style-name="Standard">Difficulté- temps passé 2/5</text:p>
      <text:p text:style-name="Standard">But : crypter les mots de passe en SSH dans Rufus et RufusAdmin</text:p>
      <text:h text:style-name="Heading_20_1" text:outline-level="1">Régler le problème du TCPServer </text:h>
      <text:p text:style-name="Standard">Difficulté- temps passé 1/5</text:p>
      <text:p text:style-name="Standard">But : le TCPServer incorporé dans RufuAdmin ne répond plus en cas d'inutilisation prolongée. RufusAdmin continue de fonctionner mais pas la classe correspondant au TCPServer qui ne répond plus aux demandes de connections.</text:p>
      <text:h text:style-name="Heading_20_1" text:outline-level="1">Reprendre dans RufusAdmin le système de sauvegarde de rufus</text:h>
      <text:p text:style-name="Standard">Difficulté- temps passé 2/5</text:p>
      <text:p text:style-name="Standard">But : reprendre dans RufusAdmin tout le système de sauvegarde de Rufus.</text:p>
      <text:h text:style-name="Heading_20_1" text:outline-level="1">Nettoyer le code</text:h>
      <text:p text:style-name="Standard">Difficulté- temps passé 3/5</text:p>
      <text:p text:style-name="Standard">But : régler les problèmes de pointeurs qui peuvent persister, nettoyer les redondances...etc...</text:p>
      <text:h text:style-name="P1" text:outline-level="2" text:is-list-header="true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19-04-19T02:32:36</dc:date>
    <meta:editing-duration>PT18H36M47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24" meta:word-count="194" meta:character-count="1200"/>
  </office:meta>
</office:document-meta>
</file>